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lfaen1" svg:font-family="Sylfae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Sylfaen" fo:language="ka" fo:country="GE" officeooo:paragraph-rsid="00064597"/>
    </style:style>
    <style:style style:name="P2" style:family="paragraph" style:parent-style-name="Standard">
      <loext:graphic-properties draw:fill="solid" draw:fill-color="#ffffff"/>
      <style:paragraph-properties fo:margin-top="0in" fo:margin-bottom="0.1043in" loext:contextual-spacing="false" fo:line-height="100%" fo:text-align="center" style:justify-single-word="false" fo:background-color="#ffffff"/>
      <style:text-properties officeooo:paragraph-rsid="00064597"/>
    </style:style>
    <style:style style:name="P3" style:family="paragraph" style:parent-style-name="Standard">
      <loext:graphic-properties draw:fill="solid" draw:fill-color="#ffffff"/>
      <style:paragraph-properties fo:margin-top="0in" fo:margin-bottom="0.1043in" loext:contextual-spacing="false" fo:line-height="100%" fo:text-align="start" style:justify-single-word="false" fo:background-color="#ffffff"/>
      <style:text-properties officeooo:paragraph-rsid="00064597"/>
    </style:style>
    <style:style style:name="P4" style:family="paragraph" style:parent-style-name="Standard">
      <loext:graphic-properties draw:fill="solid" draw:fill-color="#ffffff"/>
      <style:paragraph-properties fo:margin-top="0in" fo:margin-bottom="0.1043in" loext:contextual-spacing="false" fo:line-height="100%" fo:text-align="start" style:justify-single-word="false" fo:background-color="#ffffff"/>
      <style:text-properties fo:color="#000000" style:font-name="Arial" fo:font-size="12pt" fo:language="ka" fo:country="GE" fo:font-style="italic" officeooo:rsid="00953e6d" officeooo:paragraph-rsid="00064597" style:font-name-asian="Times New Roman" style:font-size-asian="12pt" style:font-style-asian="italic" style:font-name-complex="Arial1" style:font-size-complex="12pt" style:font-style-complex="italic"/>
    </style:style>
    <style:style style:name="P5" style:family="paragraph" style:parent-style-name="Standard">
      <loext:graphic-properties draw:fill="solid" draw:fill-color="#f5f5f5"/>
      <style:paragraph-properties fo:margin-top="0in" fo:margin-bottom="0.1043in" loext:contextual-spacing="false" fo:line-height="100%" fo:background-color="#f5f5f5" fo:padding="0.0972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size="10pt" officeooo:rsid="008ebe1e" officeooo:paragraph-rsid="00064597" style:font-name-asian="Times New Roman" style:font-size-asian="10pt" style:font-name-complex="Courier New1" style:font-size-complex="10pt"/>
    </style:style>
    <style:style style:name="P6" style:family="paragraph" style:parent-style-name="Standard">
      <loext:graphic-properties draw:fill="solid" draw:fill-color="#f5f5f5"/>
      <style:paragraph-properties fo:margin-top="0in" fo:margin-bottom="0.1043in" loext:contextual-spacing="false" fo:line-height="100%" fo:background-color="#f5f5f5" fo:padding="0.0972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size="10pt" officeooo:paragraph-rsid="00064597" style:font-name-asian="Times New Roman" style:font-size-asian="10pt" style:font-name-complex="Courier New1" style:font-size-complex="10pt"/>
    </style:style>
    <style:style style:name="P7" style:family="paragraph" style:parent-style-name="Standard">
      <loext:graphic-properties draw:fill="solid" draw:fill-color="#f5f5f5"/>
      <style:paragraph-properties fo:margin-top="0in" fo:margin-bottom="0.1043in" loext:contextual-spacing="false" fo:line-height="100%" fo:background-color="#f5f5f5" fo:padding="0.0972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size="10pt" officeooo:rsid="008f8444" officeooo:paragraph-rsid="00064597" style:font-name-asian="Times New Roman" style:font-size-asian="10pt" style:font-name-complex="Courier New1" style:font-size-complex="10pt"/>
    </style:style>
    <style:style style:name="P8" style:family="paragraph" style:parent-style-name="HTML_20_Preformatted">
      <loext:graphic-properties draw:fill="solid" draw:fill-color="#f5f5f5"/>
      <style:paragraph-properties fo:margin-top="0in" fo:margin-bottom="0.1043in" loext:contextual-spacing="false" fo:background-color="#f5f5f5" fo:padding="0.0972in" fo:border="0.74pt solid #cccccc"/>
      <style:text-properties fo:color="#333333" style:font-name="Consolas" fo:language="ka" fo:country="GE" officeooo:rsid="008f8444" officeooo:paragraph-rsid="00064597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style:font-name="Sylfaen" fo:language="ka" fo:country="GE" officeooo:rsid="008994ee" officeooo:paragraph-rsid="00064597" style:font-name-asian="Times New Roman" style:font-name-complex="Times New Roman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Sylfaen" fo:language="ka" fo:country="GE" officeooo:paragraph-rsid="00064597" style:font-name-asian="Times New Roman" style:font-name-complex="Times New Roman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Sylfaen" fo:language="ka" fo:country="GE" officeooo:rsid="008b633f" officeooo:paragraph-rsid="00064597" style:font-name-asian="Times New Roman" style:font-name-complex="Times New Roman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Sylfaen" fo:language="ka" fo:country="GE" fo:font-weight="bold" officeooo:rsid="008f8444" officeooo:paragraph-rsid="00064597" style:font-name-asian="Times New Roman" style:font-weight-asian="bold" style:font-name-complex="Times New Roman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Sylfaen" fo:font-size="18pt" fo:language="ka" fo:country="GE" officeooo:paragraph-rsid="00064597" style:font-name-asian="Times New Roman" style:font-size-asian="18pt" style:font-name-complex="Times New Roman" style:font-size-complex="18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Sylfaen" fo:font-size="12pt" officeooo:paragraph-rsid="00064597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Sylfaen" fo:font-size="12pt" fo:language="ka" fo:country="GE" officeooo:paragraph-rsid="00064597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paragraph-rsid="00064597"/>
    </style:style>
    <style:style style:name="P17" style:family="paragraph" style:parent-style-name="Standard" style:list-style-name="" style:master-page-name="Standard">
      <loext:graphic-properties draw:fill="solid" draw:fill-color="#ffffff"/>
      <style:paragraph-properties fo:margin-top="0.2083in" fo:margin-bottom="0.1043in" loext:contextual-spacing="false" fo:line-height="100%" fo:text-align="center" style:justify-single-word="false" style:page-number="auto" fo:background-color="#ffffff"/>
      <style:text-properties fo:color="#000000" style:font-name="Sylfaen" fo:font-size="18pt" fo:language="ka" fo:country="GE" fo:font-weight="bold" officeooo:rsid="00019eae" officeooo:paragraph-rsid="00064597" style:font-name-asian="Times New Roman" style:font-size-asian="18pt" style:font-weight-asian="bold" style:font-name-complex="Sylfaen1" style:font-size-complex="18pt" style:font-weight-complex="bold"/>
    </style:style>
    <style:style style:name="P18" style:family="paragraph" style:parent-style-name="Standard" style:list-style-name="L1">
      <style:paragraph-properties fo:margin-top="0in" fo:margin-bottom="0in" loext:contextual-spacing="false" fo:line-height="100%"/>
      <style:text-properties fo:color="#000000" style:font-name="Sylfaen" fo:language="ka" fo:country="GE" officeooo:rsid="008994ee" officeooo:paragraph-rsid="00064597" style:font-name-asian="Times New Roman" style:font-name-complex="Times New Roman"/>
    </style:style>
    <style:style style:name="P19" style:family="paragraph" style:parent-style-name="Standard" style:list-style-name="L2">
      <style:paragraph-properties fo:margin-top="0in" fo:margin-bottom="0in" loext:contextual-spacing="false" fo:line-height="100%"/>
      <style:text-properties fo:color="#000000" style:font-name="Sylfaen" fo:language="ka" fo:country="GE" officeooo:rsid="008994ee" officeooo:paragraph-rsid="00064597" style:font-name-asian="Times New Roman" style:font-name-complex="Times New Roman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000000" style:font-name="Sylfaen" fo:language="ka" fo:country="GE" fo:font-weight="bold" officeooo:rsid="008f8444" officeooo:paragraph-rsid="00064597" style:font-name-asian="Times New Roman" style:font-weight-asian="bold" style:font-name-complex="Times New Roman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000000" style:font-name="Sylfaen" fo:font-size="14pt" fo:language="ka" fo:country="GE" style:text-underline-style="solid" style:text-underline-width="auto" style:text-underline-color="font-color" officeooo:paragraph-rsid="00064597" style:font-name-asian="Times New Roman" style:font-size-asian="14pt" style:font-name-complex="Times New Roman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font-size="12pt" officeooo:paragraph-rsid="00064597" style:font-size-asian="12pt" style:font-size-complex="12pt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font-size="12pt" officeooo:paragraph-rsid="00088c19" style:font-size-asian="12pt" style:font-size-complex="12pt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Sylfaen" fo:font-size="12pt" officeooo:rsid="008c9032" officeooo:paragraph-rsid="00064597" style:font-name-asian="Times New Roman" style:font-size-asian="12pt" style:font-name-complex="Times New Roman" style:font-size-complex="12pt"/>
    </style:style>
    <style:style style:name="T1" style:family="text">
      <style:text-properties officeooo:rsid="0090d872"/>
    </style:style>
    <style:style style:name="T2" style:family="text">
      <style:text-properties fo:color="#000000" officeooo:rsid="008ebe1e" style:font-name-asian="Times New Roman" style:font-name-complex="Times New Roman"/>
    </style:style>
    <style:style style:name="T3" style:family="text">
      <style:text-properties fo:color="#000000" officeooo:rsid="0090d872" style:font-name-asian="Times New Roman" style:font-name-complex="Times New Roman"/>
    </style:style>
    <style:style style:name="T4" style:family="text">
      <style:text-properties fo:color="#000000" officeooo:rsid="000dc686" style:font-name-asian="Times New Roman" style:font-name-complex="Times New Roman"/>
    </style:style>
    <style:style style:name="T5" style:family="text">
      <style:text-properties fo:color="#000000" style:font-name="Sylfaen" fo:font-size="12pt" fo:font-weight="bold" style:font-name-asian="Times New Roman" style:font-size-asian="12pt" style:font-weight-asian="bold" style:font-name-complex="Sylfaen1" style:font-size-complex="12pt" style:font-weight-complex="bold"/>
    </style:style>
    <style:style style:name="T6" style:family="text">
      <style:text-properties fo:color="#000000" style:font-name="Sylfaen" fo:language="ka" fo:country="GE" style:font-name-asian="Times New Roman" style:font-name-complex="Times New Roman"/>
    </style:style>
    <style:style style:name="T7" style:family="text">
      <style:text-properties fo:color="#000000" style:font-name="Sylfaen" fo:language="ka" fo:country="GE" officeooo:rsid="00019eae" style:font-name-asian="Times New Roman" style:font-name-complex="Times New Roman"/>
    </style:style>
    <style:style style:name="T8" style:family="text">
      <style:text-properties fo:color="#000000" style:font-name="Sylfaen" fo:language="ka" fo:country="GE" officeooo:rsid="008ebe1e" style:font-name-asian="Times New Roman" style:font-name-complex="Times New Roman"/>
    </style:style>
    <style:style style:name="T9" style:family="text">
      <style:text-properties fo:color="#000000" style:font-name="Sylfaen" fo:language="ka" fo:country="GE" officeooo:rsid="00032ba7" style:font-name-asian="Times New Roman" style:font-name-complex="Times New Roman"/>
    </style:style>
    <style:style style:name="T10" style:family="text">
      <style:text-properties fo:color="#000000" style:font-name="Sylfaen" fo:language="ka" fo:country="GE" officeooo:rsid="0094d78b" style:font-name-asian="Times New Roman" style:font-name-complex="Times New Roman"/>
    </style:style>
    <style:style style:name="T11" style:family="text">
      <style:text-properties fo:color="#000000" style:font-name="Sylfaen" fo:language="ka" fo:country="GE" officeooo:rsid="0009f6ee" style:font-name-asian="Times New Roman" style:font-name-complex="Times New Roman"/>
    </style:style>
    <style:style style:name="T12" style:family="text">
      <style:text-properties fo:color="#000000" style:font-name="Sylfaen" fo:language="ka" fo:country="GE" officeooo:rsid="008994ee" style:font-name-asian="Times New Roman" style:font-name-complex="Times New Roman"/>
    </style:style>
    <style:style style:name="T13" style:family="text">
      <style:text-properties fo:color="#000000" style:font-name="Sylfaen" fo:language="ka" fo:country="GE" officeooo:rsid="008b633f" style:font-name-asian="Times New Roman" style:font-name-complex="Times New Roman"/>
    </style:style>
    <style:style style:name="T14" style:family="text">
      <style:text-properties fo:color="#000000" style:font-name="Sylfaen" fo:language="ka" fo:country="GE" fo:font-weight="bold" officeooo:rsid="008f8444" style:font-name-asian="Times New Roman" style:font-weight-asian="bold" style:font-name-complex="Times New Roman" style:font-weight-complex="bold"/>
    </style:style>
    <style:style style:name="T15" style:family="text">
      <style:text-properties fo:color="#000000" style:font-name="Sylfaen" style:font-name-asian="Times New Roman" style:font-name-complex="Times New Roman"/>
    </style:style>
    <style:style style:name="T16" style:family="text">
      <style:text-properties fo:color="#000000" style:font-name="Sylfaen" officeooo:rsid="008b633f" style:font-name-asian="Times New Roman" style:font-name-complex="Times New Roman"/>
    </style:style>
    <style:style style:name="T17" style:family="text">
      <style:text-properties fo:color="#000000" style:font-name="Arial" fo:font-size="12pt" fo:font-weight="bold" style:font-name-asian="Times New Roman" style:font-size-asian="12pt" style:font-weight-asian="bold" style:font-name-complex="Arial1" style:font-size-complex="12pt" style:font-weight-complex="bold"/>
    </style:style>
    <style:style style:name="T18" style:family="text">
      <style:text-properties fo:color="#000000" style:font-name="Arial" fo:font-size="12pt" fo:font-style="italic" style:font-name-asian="Times New Roman" style:font-size-asian="12pt" style:font-style-asian="italic" style:font-name-complex="Arial1" style:font-size-complex="12pt" style:font-style-complex="italic"/>
    </style:style>
    <style:style style:name="T19" style:family="text">
      <style:text-properties fo:color="#000000" style:font-name="Arial" fo:font-size="12pt" fo:language="ka" fo:country="GE" fo:font-style="italic" officeooo:rsid="00953e6d" style:font-name-asian="Times New Roman" style:font-size-asian="12pt" style:font-style-asian="italic" style:font-name-complex="Arial1" style:font-size-complex="12pt" style:font-style-complex="italic"/>
    </style:style>
    <style:style style:name="T20" style:family="text">
      <style:text-properties fo:color="#000000" style:font-name="Arial" fo:font-size="12pt" fo:font-weight="normal" officeooo:rsid="0094d78b" style:font-name-asian="Times New Roman" style:font-size-asian="12pt" style:font-weight-asian="normal" style:font-name-complex="Arial1" style:font-size-complex="12pt" style:font-weight-complex="normal"/>
    </style:style>
    <style:style style:name="T21" style:family="text">
      <style:text-properties fo:color="#000000" style:font-name="Arial" fo:font-size="12pt" fo:font-style="normal" fo:font-weight="normal" officeooo:rsid="0094d78b" style:font-name-asian="Times New Roma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2" style:family="text">
      <style:text-properties fo:color="#ce181e" style:font-name="Arial" fo:font-size="12pt" fo:font-weight="bold" style:font-name-asian="Times New Roman" style:font-size-asian="12pt" style:font-weight-asian="bold" style:font-name-complex="Arial1" style:font-size-complex="12pt" style:font-weight-complex="bold"/>
    </style:style>
    <style:style style:name="T23" style:family="text">
      <style:text-properties fo:color="#ce181e" style:font-name="Arial" fo:font-size="12pt" fo:font-style="italic" fo:font-weight="bold" style:font-name-asian="Times New Roman" style:font-size-asian="12pt" style:font-style-asian="italic" style:font-weight-asian="bold" style:font-name-complex="Arial1" style:font-size-complex="12pt" style:font-style-complex="italic" style:font-weight-complex="bold"/>
    </style:style>
    <style:style style:name="T24" style:family="text">
      <style:text-properties officeooo:rsid="008ebe1e"/>
    </style:style>
    <style:style style:name="T25" style:family="text">
      <style:text-properties officeooo:rsid="00989429"/>
    </style:style>
    <style:style style:name="T26" style:family="text">
      <style:text-properties officeooo:rsid="0096b47a"/>
    </style:style>
    <style:style style:name="T27" style:family="text">
      <style:text-properties style:font-name="Sylfaen" fo:font-size="11pt" officeooo:rsid="008e88ca" style:font-name-asian="Times New Roman" style:font-size-asian="9.60000038146973pt" style:font-name-complex="Times New Roman" style:font-size-complex="11pt"/>
    </style:style>
    <style:style style:name="T28" style:family="text">
      <style:text-properties style:font-name="Sylfaen" fo:font-size="11pt" officeooo:rsid="008b633f" style:font-name-asian="Times New Roman" style:font-size-asian="9.60000038146973pt" style:font-name-complex="Times New Roman" style:font-size-complex="11pt"/>
    </style:style>
    <style:style style:name="T29" style:family="text">
      <style:text-properties style:font-name="Sylfaen" fo:font-size="11pt" officeooo:rsid="008c9032" style:font-name-asian="Times New Roman" style:font-size-asian="9.60000038146973pt" style:font-name-complex="Times New Roman" style:font-size-complex="11pt"/>
    </style:style>
    <style:style style:name="T30" style:family="text">
      <style:text-properties style:font-name="Sylfaen" fo:font-size="11pt" officeooo:rsid="00088c19" style:font-name-asian="Times New Roman" style:font-size-asian="9.60000038146973pt" style:font-name-complex="Times New Roman" style:font-size-complex="11pt"/>
    </style:style>
    <style:style style:name="T31" style:family="text">
      <style:text-properties style:font-name="Sylfaen" officeooo:rsid="008e88ca" style:font-name-asian="Times New Roman" style:font-name-complex="Times New Roman"/>
    </style:style>
    <style:style style:name="T32" style:family="text">
      <style:text-properties style:font-name="Sylfaen" officeooo:rsid="00088c19" style:font-name-asian="Times New Roman" style:font-name-complex="Times New Roman"/>
    </style:style>
    <style:style style:name="T33" style:family="text">
      <style:text-properties style:font-name="Sylfaen" officeooo:rsid="008b633f" style:font-name-asian="Times New Roman" style:font-name-complex="Times New Roman"/>
    </style:style>
    <style:style style:name="T34" style:family="text">
      <style:text-properties style:font-name="Sylfaen" officeooo:rsid="008c9032" style:font-name-asian="Times New Roman" style:font-name-complex="Times New Roman"/>
    </style:style>
    <style:style style:name="T35" style:family="text">
      <style:text-properties officeooo:rsid="008f8444"/>
    </style:style>
    <style:style style:name="T36" style:family="text">
      <style:text-properties officeooo:rsid="00064597"/>
    </style:style>
    <style:style style:name="T37" style:family="text">
      <style:text-properties officeooo:rsid="00070427"/>
    </style:style>
    <style:style style:name="T38" style:family="text">
      <style:text-properties officeooo:rsid="000b487e"/>
    </style:style>
    <style:style style:name="T39" style:family="text">
      <style:text-properties officeooo:rsid="000cb37f"/>
    </style:style>
    <style:style style:name="fr1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text:span text:style-name="T37">E. </text:span>თამაში ჰიპერსივრცეში</text:h>
      <text:p text:style-name="P2"><text:span text:style-name="T5">დროის</text:span><text:span text:style-name="T17"> </text:span><text:span text:style-name="T5">ლიმიტი</text:span><text:span text:style-name="T17">: </text:span><text:span text:style-name="T22"> </text:span><text:span text:style-name="T20">2 წამი</text:span></text:p>
      <text:p text:style-name="P2"><text:span text:style-name="T5">მეხსიერების</text:span><text:span text:style-name="T17"> </text:span><text:span text:style-name="T5">ლიმიტი</text:span><text:span text:style-name="T17">: </text:span><text:span text:style-name="T23"> </text:span><text:span text:style-name="T21">512 მეგაბაიტი</text:span></text:p>
      <text:p text:style-name="P2"><text:span text:style-name="T5">შემავალი</text:span><text:span text:style-name="T17"> </text:span><text:span text:style-name="T5">მონაცემები</text:span><text:span text:style-name="T17">: </text:span><text:span text:style-name="T18">stdin</text:span></text:p>
      <text:p text:style-name="P2"><text:span text:style-name="T5">გამომავალი</text:span><text:span text:style-name="T17"> </text:span><text:span text:style-name="T5">მონაცემები</text:span><text:span text:style-name="T17">: </text:span><text:span text:style-name="T18">stdout</text:span></text:p>
      <text:p text:style-name="P4"><text:tab/></text:p>
      <text:p text:style-name="P3"><text:span text:style-name="T19"><text:tab/></text:span><text:span text:style-name="T7">მრავალგანზომილებიან სამყაროებში მოგზაურობისას სანტა და </text:span><text:span text:style-name="T8">ირემი </text:span><text:span text:style-name="T7">რუდოლფი ცდილობენ დრო სახალისოდ გაატარონ, ამისთვის მათ მოიფიქრეს „თამაში ჰიპერსივრცეში“. </text:span><text:span text:style-name="T9">თამაშის </text:span><text:span text:style-name="T10">დასაწყისში ისინი დგანან</text:span><text:span text:style-name="T11"> </text:span><text:span text:style-name="T11"><draw:frame draw:style-name="fr1" draw:name="Object2" text:anchor-type="as-char" svg:y="-0.1484in" svg:width="0.0866in" svg:height="0.1839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">-განზომილებიანი სივრცის </text:span><text:span text:style-name="T12">ორ მთელკოორდინატებიან წერტილში </text:span><text:span text:style-name="T10">და შეთანხმებული აქვთ </text:span><text:span text:style-name="T12">ორ</text:span><text:span text:style-name="T10">ი დადებითი მთელი</text:span><text:span text:style-name="T12"> რიცხვ</text:span><text:span text:style-name="T10">ი </text:span><text:span text:style-name="T10"><draw:frame draw:style-name="fr1" draw:name="Object26" text:anchor-type="as-char" svg:y="-0.1484in" svg:width="0.0882in" svg:height="0.183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0"><text:s/>და </text:span><text:span text:style-name="T10"><draw:frame draw:style-name="fr1" draw:name="Object27" text:anchor-type="as-char" svg:y="-0.1484in" svg:width="0.1244in" svg:height="0.183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2"><text:s/></text:span><text:span text:style-name="T13">(</text:span><text:span text:style-name="T13"><draw:frame draw:style-name="fr1" draw:name="Object3" text:anchor-type="as-char" svg:y="-0.1484in" svg:width="0.3508in" svg:height="0.1839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3">).</text:span></text:p>
      <text:list xml:id="list92880002" text:style-name="L1">
        <text:list-header>
          <text:p text:style-name="P18"/>
        </text:list-header>
      </text:list>
      <text:p text:style-name="P9"><text:span text:style-name="T36">თამაშის წესები ასეთია</text:span>:</text:p>
      <text:list xml:id="list908628882" text:style-name="L2">
        <text:list-item>
          <text:p text:style-name="P19">მოთამაშეები მონაცვლეობით აკეთებენ სვლებს. იწყებს სანტა.</text:p>
        </text:list-item>
        <text:list-item>
          <text:p text:style-name="P19">თითოეულ სვლაზე მოთამაშე ირჩევს <text:span text:style-name="T24">მინიმუმ 1 და მაქსიმუმ</text:span> <draw:frame draw:style-name="fr1" draw:name="Object6" text:anchor-type="as-char" svg:y="-0.1484in" svg:width="0.1244in" svg:height="0.1839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text:s/>ცალ ღერძს. <text:span text:style-name="T25">შემდეგ, თითოეული</text:span> ა<text:span text:style-name="T26">რჩეული ღერძ</text:span>ისთვის ის დგამს <draw:frame draw:style-name="fr1" draw:name="Object7" text:anchor-type="as-char" svg:y="-0.1484in" svg:width="0.0835in" svg:height="0.1839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-დან <draw:frame draw:style-name="fr1" draw:name="Object4" text:anchor-type="as-char" svg:y="-0.1484in" svg:width="0.0882in" svg:height="0.1839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-ს ჩათვლით რაოდენობის ნაბიჯს <text:span text:style-name="T25">ამ ღერძის გასწვრივ ისე, რომ თითოეული ნაბიჯი ამცირებს მოთამაშეებს შორის მანძილს ამ ღერძზე (</text:span>ორივე მოთამაშის ნაბიჯი <draw:frame draw:style-name="fr1" draw:name="Object8" text:anchor-type="as-char" svg:y="-0.1484in" svg:width="0.0835in" svg:height="0.1839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text:s/>ერთეულის სიგრძისაა). </text:p>
        </text:list-item>
        <text:list-item>
          <text:p text:style-name="P19">თამაში სრულდება, როცა ორივე მოთამაშე ერთ წერტილში მივა და <text:span text:style-name="T38">მარცხდება ის, რომელსაც სვლა აღარ აქვს</text:span>.</text:p>
          <text:p text:style-name="P19"/>
        </text:list-item>
      </text:list>
      <text:p text:style-name="P9">თქვენი მიზანია დაადგინოთ ვინ გაიმარჯვებს, თუ სანტაც და რუდოლფიც - ორივე ოპტიმალურად თამაშობს.</text:p>
      <text:p text:style-name="P14"/>
      <text:p text:style-name="P21">შესატანი მონაცემები:</text:p>
      <text:p text:style-name="P14"/>
      <text:p text:style-name="P16"><text:span text:style-name="T6">პირველ ხაზი შეიცავს ერთ</text:span><text:span text:style-name="T15"> </text:span><text:span text:style-name="T16">დადებით </text:span><text:span text:style-name="T6">მთელ რიცხვ </text:span><text:span text:style-name="T13"><draw:frame draw:style-name="fr1" draw:name="Object1" text:anchor-type="as-char" svg:y="-0.1484in" svg:width="0.0866in" svg:height="0.1839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5">-</text:span><text:span text:style-name="T6">ს (</text:span><draw:frame draw:style-name="fr1" draw:name="2" text:anchor-type="as-char" svg:y="-0.172in" svg:width="0.6437in" svg:height="0.2075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6">), რომელიც აღნიშნავს </text:span><text:span text:style-name="T12">სამყაროს განზომილებების რაოდენობას</text:span><text:span text:style-name="T6">.</text:span></text:p>
      <text:p text:style-name="P10"/>
      <text:p text:style-name="P16"><text:span text:style-name="T13">მეორე ხაზი შეიცავს ორ დადებით მთელ რიცხვს </text:span><text:span text:style-name="T13"><draw:frame draw:style-name="fr1" draw:name="Object9" text:anchor-type="as-char" svg:y="-0.1484in" svg:width="0.1244in" svg:height="0.1839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3">-ს (</text:span><text:span text:style-name="T13"><draw:frame draw:style-name="fr1" draw:name="Object10" text:anchor-type="as-char" svg:y="-0.1484in" svg:width="0.5602in" svg:height="0.1839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3">) და </text:span><text:span text:style-name="T13"><draw:frame draw:style-name="fr1" draw:name="Object11" text:anchor-type="as-char" svg:y="-0.1484in" svg:width="0.0882in" svg:height="0.1839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3">-ს (</text:span><text:span text:style-name="T13"><draw:frame draw:style-name="fr1" draw:name="Object12" text:anchor-type="as-char" svg:y="-0.172in" svg:width="0.9008in" svg:height="0.2075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3">).</text:span></text:p>
      <text:p text:style-name="P11"/>
      <text:p text:style-name="P22"><text:span text:style-name="T31">შემდეგი ხაზი შეიცავს </text:span><text:span text:style-name="T32">ჰარით გამოყოფილ</text:span><text:span text:style-name="T33"> </text:span><text:span text:style-name="T33"><draw:frame draw:style-name="fr1" draw:name="Object13" text:anchor-type="as-char" svg:y="-0.1484in" svg:width="0.0866in" svg:height="0.1839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3"><text:s/>ცალ მთელ რიცხვს </text:span><text:span text:style-name="T33"><draw:frame draw:style-name="fr1" draw:name="Object5" text:anchor-type="as-char" svg:y="-0.172in" svg:width="1.0339in" svg:height="0.2327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3">, სანტას ადგილმდებარეობის კოორდინატებს </text:span><text:span text:style-name="T33"><draw:frame draw:style-name="fr1" draw:name="Object15" text:anchor-type="as-char" svg:y="-0.1484in" svg:width="0.0866in" svg:height="0.1839in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3">-</text:span><text:span text:style-name="T34">განზომილებიან სივრცეში.</text:span></text:p>
      <text:p text:style-name="P24"/>
      <text:p text:style-name="P23"><text:span text:style-name="T31">შემდეგი ხაზი შეიცავს </text:span><text:span text:style-name="T32">ჰარით </text:span><text:span text:style-name="T33">შეიცავს </text:span><text:span text:style-name="T33"><draw:frame draw:style-name="fr1" draw:name="Object16" text:anchor-type="as-char" svg:y="-0.1484in" svg:width="0.0866in" svg:height="0.1839in" draw:z-index="18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3"><text:s/>ცალ მთელ რიცხვს </text:span><text:span text:style-name="T33"><draw:frame draw:style-name="fr1" draw:name="Object17" text:anchor-type="as-char" svg:y="-0.172in" svg:width="1.0346in" svg:height="0.2327in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3">, </text:span><text:span text:style-name="T34">რუდოლფის</text:span><text:span text:style-name="T33"> ადგილმდებარეობის კოორდინატებს </text:span><text:span text:style-name="T33"><draw:frame draw:style-name="fr1" draw:name="Object18" text:anchor-type="as-char" svg:y="-0.1484in" svg:width="0.0866in" svg:height="0.1839in" draw:z-index="2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3">-</text:span><text:span text:style-name="T34">განზომილებიან სივრცეში.</text:span></text:p>
      <text:p text:style-name="P10"/>
      <text:p text:style-name="P15"/>
      <text:p text:style-name="P21">გამოსატანი მონაცემები:</text:p>
      <text:p text:style-name="P14"/>
      <text:p text:style-name="P16"><text:span text:style-name="T6">თქვენმა პროგრამამ უნდა გამოიტანოს </text:span><text:span text:style-name="T8">ერთი სიტყვა - „Santa“ თუ თამაშში გაიმარჯვებს სანტა და „Rudolph“ თუ თამაშში გაიმარჯვებს რუდოლფი.</text:span></text:p>
      <text:p text:style-name="P10"/>
      <text:p text:style-name="P10"/>
      <text:p text:style-name="P13"><text:soft-page-break/>მაგალითები</text:p>
      <text:p text:style-name="P16"><text:span text:style-name="T6"><text:line-break/></text:span><text:span text:style-name="T14">მაგალითი 1.</text:span></text:p>
      <text:p text:style-name="P12"/>
      <text:p text:style-name="P16"><text:span text:style-name="T6">შესატანი მონაცემები</text:span><text:span text:style-name="T15">:</text:span></text:p>
      <text:p text:style-name="P5">2</text:p>
      <text:p text:style-name="P6"><text:span text:style-name="T24">1</text:span> <text:span text:style-name="T24">1</text:span></text:p>
      <text:p text:style-name="P5">1 1</text:p>
      <text:p text:style-name="P5">-2 -1</text:p>
      <text:p text:style-name="P10">ა<text:span text:style-name="T24">ნუ ვართ </text:span><text:span text:style-name="T24"><draw:frame draw:style-name="fr1" draw:name="Object22" text:anchor-type="as-char" svg:y="-0.1484in" svg:width="0.3102in" svg:height="0.1839in" draw:z-index="21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4"><text:s/>განზომილებიან სივრცეში (სიბრტყეში), თითოეულ სვლაზე ვმოძრაობთ მაქსიმუმ </text:span><text:span text:style-name="T24"><draw:frame draw:style-name="fr1" draw:name="Object23" text:anchor-type="as-char" svg:y="-0.1484in" svg:width="0.3465in" svg:height="0.1839in" draw:z-index="2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4"><text:s/>ღერძის გასწვრივ და ვდგამთ მაქსიმუმ </text:span><text:span text:style-name="T24"><draw:frame draw:style-name="fr1" draw:name="Object24" text:anchor-type="as-char" svg:y="-0.1484in" svg:width="0.3102in" svg:height="0.1839in" draw:z-index="23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4"><text:s/>ნაბიჯს. სანტას კოორდინატებია (1,1) ხოლო რუდოლფის (-2, -1).</text:span></text:p>
      <text:p text:style-name="P16"/>
      <text:p text:style-name="P10">გამოსატანი მონაცემები:</text:p>
      <text:p text:style-name="P8">Santa</text:p>
      <text:p text:style-name="P1">მაგალითის ახსნა:<text:line-break/><text:span text:style-name="T35">თითოეულ სვლაზე გვიწევს ზუსტად ერთი ღერძის არჩევა. ასევე, ამ ღერძის გასწვრივ გვიწევს ზუსტად 1 ნაბიჯის გადადგმა. მარტივი შესამჩნევია, რომ ასეთ დროს თამაში დასრულდება 5 სვლაში და რადგან ბოლო სვლას გააკეთებს სანტა, შესაბამისად ის იქნება გამარჯვებული.</text:span></text:p>
      <text:p text:style-name="P12"/>
      <text:p text:style-name="P12">მაგალითი 2.</text:p>
      <text:p text:style-name="P12"/>
      <text:p text:style-name="P16"><text:span text:style-name="T6">შესატანი მონაცემები</text:span><text:span text:style-name="T15">:</text:span></text:p>
      <text:p text:style-name="P5">2</text:p>
      <text:p text:style-name="P6"><text:span text:style-name="T24">1</text:span> <text:span text:style-name="T35">2</text:span></text:p>
      <text:p text:style-name="P5">1 <text:span text:style-name="T35">2</text:span></text:p>
      <text:p text:style-name="P7"><text:span text:style-name="T39">2</text:span> 5</text:p>
      <text:p text:style-name="P10">ა<text:span text:style-name="T24">ნუ ვართ </text:span><text:span text:style-name="T24"><draw:frame draw:style-name="fr1" draw:name="Object28" text:anchor-type="as-char" svg:y="-0.1484in" svg:width="0.3102in" svg:height="0.1839in" draw:z-index="24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4"><text:s/>განზომილებიან სივრცეში (სიბრტყეში), თითოეულ სვლაზე ვმოძრაობთ მაქსიმუმ </text:span><text:span text:style-name="T24"><draw:frame draw:style-name="fr1" draw:name="Object29" text:anchor-type="as-char" svg:y="-0.1484in" svg:width="0.3465in" svg:height="0.1839in" draw:z-index="2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4"><text:s/>მიმართულებით და გადავადგილდებით მაქსიმუმ </text:span><text:span text:style-name="T24"><draw:frame draw:style-name="fr1" draw:name="Object30" text:anchor-type="as-char" svg:y="-0.1484in" svg:width="0.311in" svg:height="0.1839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4"><text:s/>ნაბიჯით. სანტას კოორდინატებია (1,2) ხოლო რუდოლფის (2, 5).</text:span></text:p>
      <text:p text:style-name="P16"/>
      <text:p text:style-name="P10">გამოსატანი მონაცემები:</text:p>
      <text:p text:style-name="P8">Santa</text:p>
      <text:p text:style-name="P1">მაგალითის ახსნა:</text:p>
      <text:p text:style-name="P1"><text:span text:style-name="T1">სანტას შეუძლია გადაადგილდეს OY ღერძის მიმართულებით 2 ნაბიჯით და აღმოჩნდეს (1, 4) წერტილში. ამის შემდეგ რუდოლფმა რომელი ღერზიც არ უნდა აირჩიოს, იმ მიმართულებით მხოლოდ 1 სვლის გაკეთება შეეძლება (მართალია </text:span><text:span text:style-name="T2"><draw:frame draw:style-name="fr1" draw:name="Object31" text:anchor-type="as-char" svg:y="-0.1484in" svg:width="0.311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, </text:span><text:span text:style-name="T3">მაგრამ აქ უკვე მეორე შეზღუდვა მოქმედებს, პირველი ნაბიჯის შემდეგ სანტას და რუდოლფს შორის მანძლი </text:span><text:span text:style-name="T4">ამ (OY) ღერძზე 0</text:span><text:span text:style-name="T3">-ის ტოლი იქნება, ხოლო კიდევ ერთი ნაბიჯის შემთხვევაში ეს მანძილი გაიზრდება</text:span><text:span text:style-name="T1">). შესაბამისად, რუდოლფი გადადგამს მხოლოდ 1 ნაბიჯს რომელიმე მიმართულებით, ბოლო სვლას კი გააკეთებს სანტა, რომელიც დარჩენილ ერთ ნაბიჯს გადადგამს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lfaen1" svg:font-family="Sylfae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20:56:03.361492364</meta:creation-date>
    <dc:date>2020-12-20T14:19:19.576194499</dc:date>
    <meta:editing-duration>PT11M23S</meta:editing-duration>
    <meta:editing-cycles>5</meta:editing-cycles>
    <meta:generator>LibreOffice/6.0.7.3$Linux_X86_64 LibreOffice_project/00m0$Build-3</meta:generator>
    <meta:document-statistic meta:table-count="0" meta:image-count="0" meta:object-count="27" meta:page-count="2" meta:paragraph-count="43" meta:word-count="395" meta:character-count="2854" meta:non-whitespace-character-count="2486"/>
  </office:meta>
</office:document-meta>
</file>

<file path=Object 1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1/content.xml><?xml version="1.0" encoding="utf-8"?>
<math xmlns="http://www.w3.org/1998/Math/MathML" display="block">
  <semantics>
    <mi>n</mi>
    <annotation encoding="StarMath 5.0"> n</annotation>
  </semantics>
</math>
</file>

<file path=Object 12/content.xml><?xml version="1.0" encoding="utf-8"?>
<math xmlns="http://www.w3.org/1998/Math/MathML" display="block">
  <semantics>
    <mrow>
      <mn>1</mn>
      <mi>≤</mi>
      <mi>n</mi>
      <mi>≤</mi>
      <msup>
        <mn>10</mn>
        <mn>5</mn>
      </msup>
    </mrow>
    <annotation encoding="StarMath 5.0">1≤n≤10^5
</annotation>
  </semantics>
</math>
</file>

<file path=Object 13/content.xml><?xml version="1.0" encoding="utf-8"?>
<math xmlns="http://www.w3.org/1998/Math/MathML" display="block">
  <semantics>
    <mi>m</mi>
    <annotation encoding="StarMath 5.0">m</annotation>
  </semantics>
</math>
</file>

<file path=Object 14/content.xml><?xml version="1.0" encoding="utf-8"?>
<math xmlns="http://www.w3.org/1998/Math/MathML" display="block">
  <semantics>
    <mrow>
      <mn>1</mn>
      <mi>≤</mi>
      <mrow>
        <mi>m</mi>
        <mo stretchy="false">≤</mo>
        <mi>n</mi>
      </mrow>
    </mrow>
    <annotation encoding="StarMath 5.0">1≤m&lt;=n
</annotation>
  </semantics>
</math>
</file>

<file path=Object 15/content.xml><?xml version="1.0" encoding="utf-8"?>
<math xmlns="http://www.w3.org/1998/Math/MathML" display="block">
  <semantics>
    <mi>k</mi>
    <annotation encoding="StarMath 5.0">k</annotation>
  </semantics>
</math>
</file>

<file path=Object 16/content.xml><?xml version="1.0" encoding="utf-8"?>
<math xmlns="http://www.w3.org/1998/Math/MathML" display="block">
  <semantics>
    <mrow>
      <mrow>
        <mn>1</mn>
        <mo stretchy="false">≤</mo>
        <mi>k</mi>
      </mrow>
      <mi>≤</mi>
      <mrow>
        <mn>2</mn>
        <mo stretchy="false">∗</mo>
        <msup>
          <mn>10</mn>
          <mn>18</mn>
        </msup>
      </mrow>
    </mrow>
    <annotation encoding="StarMath 5.0">1&lt;=k≤2*10^18
</annotation>
  </semantics>
</math>
</file>

<file path=Object 18/content.xml><?xml version="1.0" encoding="utf-8"?>
<math xmlns="http://www.w3.org/1998/Math/MathML" display="block">
  <semantics>
    <mi>n</mi>
    <annotation encoding="StarMath 5.0"> n</annotation>
  </semantics>
</math>
</file>

<file path=Object 19/content.xml><?xml version="1.0" encoding="utf-8"?>
<math xmlns="http://www.w3.org/1998/Math/MathML" display="block">
  <semantics>
    <mrow>
      <mrow>
        <mo stretchy="false">−</mo>
        <msup>
          <mn>10</mn>
          <mn>18</mn>
        </msup>
      </mrow>
      <mi>≤</mi>
      <msub>
        <mi>s</mi>
        <mi>i</mi>
      </msub>
      <mi>≤</mi>
      <msup>
        <mn>10</mn>
        <mn>18</mn>
      </msup>
    </mrow>
    <annotation encoding="StarMath 5.0">-10^18≤{s} rsub {i} ≤ 10^18</annotation>
  </semantics>
</math>
</file>

<file path=Object 20/content.xml><?xml version="1.0" encoding="utf-8"?>
<math xmlns="http://www.w3.org/1998/Math/MathML" display="block">
  <semantics>
    <mi>n</mi>
    <annotation encoding="StarMath 5.0"> n</annotation>
  </semantics>
</math>
</file>

<file path=Object 22/content.xml><?xml version="1.0" encoding="utf-8"?>
<math xmlns="http://www.w3.org/1998/Math/MathML" display="block">
  <semantics>
    <mi>n</mi>
    <annotation encoding="StarMath 5.0"> n</annotation>
  </semantics>
</math>
</file>

<file path=Object 23/content.xml><?xml version="1.0" encoding="utf-8"?>
<math xmlns="http://www.w3.org/1998/Math/MathML" display="block">
  <semantics>
    <mrow>
      <mrow>
        <mo stretchy="false">−</mo>
        <msup>
          <mn>10</mn>
          <mn>18</mn>
        </msup>
      </mrow>
      <mi>≤</mi>
      <msub>
        <mi>r</mi>
        <mi>i</mi>
      </msub>
      <mi>≤</mi>
      <msup>
        <mn>10</mn>
        <mn>18</mn>
      </msup>
    </mrow>
    <annotation encoding="StarMath 5.0">-10^18≤{r} rsub {i} ≤ 10^18</annotation>
  </semantics>
</math>
</file>

<file path=Object 24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25/content.xml><?xml version="1.0" encoding="utf-8"?>
<math xmlns="http://www.w3.org/1998/Math/MathML" display="block">
  <semantics>
    <mrow>
      <mi>n</mi>
      <mo stretchy="false">=</mo>
      <mn>2</mn>
    </mrow>
    <annotation encoding="StarMath 5.0"> n=2</annotation>
  </semantics>
</math>
</file>

<file path=Object 26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27/content.xml><?xml version="1.0" encoding="utf-8"?>
<math xmlns="http://www.w3.org/1998/Math/MathML" display="block">
  <semantics>
    <mrow>
      <mi>k</mi>
      <mo stretchy="false">=</mo>
      <mn>1</mn>
    </mrow>
    <annotation encoding="StarMath 5.0">k=1</annotation>
  </semantics>
</math>
</file>

<file path=Object 3/content.xml><?xml version="1.0" encoding="utf-8"?>
<math xmlns="http://www.w3.org/1998/Math/MathML" display="block">
  <semantics>
    <mi>n</mi>
    <annotation encoding="StarMath 5.0"> n</annotation>
  </semantics>
</math>
</file>

<file path=Object 30/content.xml><?xml version="1.0" encoding="utf-8"?>
<math xmlns="http://www.w3.org/1998/Math/MathML" display="block">
  <semantics>
    <mrow>
      <mi>n</mi>
      <mo stretchy="false">=</mo>
      <mn>2</mn>
    </mrow>
    <annotation encoding="StarMath 5.0"> n=2</annotation>
  </semantics>
</math>
</file>

<file path=Object 31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32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4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i>m</mi>
    <annotation encoding="StarMath 5.0">m</annotation>
  </semantics>
</math>
</file>

<file path=Object 6/content.xml><?xml version="1.0" encoding="utf-8"?>
<math xmlns="http://www.w3.org/1998/Math/MathML" display="block">
  <semantics>
    <mrow>
      <mi>m</mi>
      <mo stretchy="false">≤</mo>
      <mi>n</mi>
    </mrow>
    <annotation encoding="StarMath 5.0">m&lt;=n
</annotation>
  </semantics>
</math>
</file>

<file path=Object 7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n>1</mn>
    <annotation encoding="StarMath 5.0">1</annotation>
  </semantics>
</math>
</file>

<file path=Object 9/content.xml><?xml version="1.0" encoding="utf-8"?>
<math xmlns="http://www.w3.org/1998/Math/MathML" display="block">
  <semantics>
    <mi>k</mi>
    <annotation encoding="StarMath 5.0">k</annotation>
  </semantics>
</math>
</file>